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646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4.683cm"/>
    </style:style>
    <style:style style:name="co44" style:family="table-column">
      <style:table-column-properties fo:break-before="auto" style:column-width="12.1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table:formula="of:=ROUNDUP(([.A6]+1)*1.1)" office:value-type="float" office:value="57" calcext:value-type="float">
            <text:p>57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table:formula="of:=ROUNDUP(([.A7]+1)*1.1)" office:value-type="float" office:value="40" calcext:value-type="float">
            <text:p>40</text:p>
          </table:table-cell>
          <table:table-cell table:formula="of:=[.C7]*([détails.B26]-18)" office:value-type="currency" office:currency="EUR" office:value="1780.8" calcext:value-type="currency">
            <text:p>1 780,8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59.88" calcext:value-type="currency">
            <text:p>59,88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table:formula="of:=ROUNDUP(([.A8]+1)*1.1)" office:value-type="float" office:value="29" calcext:value-type="float">
            <text:p>29</text:p>
          </table:table-cell>
          <table:table-cell table:formula="of:=[.C8]*[détails.B52]" office:value-type="currency" office:currency="EUR" office:value="678.6" calcext:value-type="currency">
            <text:p>678,6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43.944" calcext:value-type="currency">
            <text:p>43,9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table:formula="of:=ROUNDUP(([.A9]+1)*1.1)" office:value-type="float" office:value="29" calcext:value-type="float">
            <text:p>29</text:p>
          </table:table-cell>
          <table:table-cell table:formula="of:=[.C9]*[détails.B34]" office:value-type="currency" office:currency="EUR" office:value="58" calcext:value-type="currency">
            <text:p>58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9.12" calcext:value-type="currency">
            <text:p>19,12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table:formula="of:=ROUNDUP(([.A10]+1)*1.1)" office:value-type="float" office:value="35" calcext:value-type="float">
            <text:p>35</text:p>
          </table:table-cell>
          <table:table-cell table:formula="of:=[.C10]*[détails.B79]" office:value-type="currency" office:currency="EUR" office:value="546" calcext:value-type="currency">
            <text:p>546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8.7" calcext:value-type="currency">
            <text:p>28,7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table:formula="of:=ROUNDUP(([.A11]+1)*1.1)" office:value-type="float" office:value="18" calcext:value-type="float">
            <text:p>18</text:p>
          </table:table-cell>
          <table:table-cell table:formula="of:=[.C11]*[détails.B96]" office:value-type="currency" office:currency="EUR" office:value="234" calcext:value-type="currency">
            <text:p>234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6.6" calcext:value-type="currency">
            <text:p>36,6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1 ligne de 16 caractères environ</text:p>
          </table:table-cell>
          <table:table-cell table:formula="of:=ROUNDUP(([.A12]+1)*1.1)" office:value-type="float" office:value="29" calcext:value-type="float">
            <text:p>29</text:p>
          </table:table-cell>
          <table:table-cell table:formula="of:=[.C12]*[détails.B88]" office:value-type="currency" office:currency="EUR" office:value="2815.9" calcext:value-type="currency">
            <text:p>2 815,9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46.236" calcext:value-type="currency">
            <text:p>146,2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table:formula="of:=ROUNDUP(([.A13]+1)*1.1)" office:value-type="float" office:value="24" calcext:value-type="float">
            <text:p>24</text:p>
          </table:table-cell>
          <table:table-cell table:formula="of:=[.C13]*[détails.B72]" office:value-type="currency" office:currency="EUR" office:value="343.2" calcext:value-type="currency">
            <text:p>343,2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38.16" calcext:value-type="currency">
            <text:p>38,16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table:formula="of:=ROUNDUP(([.A14]+1)*1.1)" office:value-type="float" office:value="35" calcext:value-type="float">
            <text:p>35</text:p>
          </table:table-cell>
          <table:table-cell table:formula="of:=[.C14]*[détails.B62]" office:value-type="currency" office:currency="EUR" office:value="637" calcext:value-type="currency">
            <text:p>637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42.2333333333333" calcext:value-type="currency">
            <text:p>42,23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2931.02" calcext:value-type="currency">
            <text:p>12 931,0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office:forms form:automatic-focus="false" form:apply-design-mode="false"/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2427.5" calcext:value-type="currency">
            <text:p>2 42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5004.94" calcext:value-type="currency">
            <text:p>15 00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97.1" calcext:value-type="currency">
            <text:p>97,1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4*14" office:value-type="currency" office:currency="EUR" office:value="56" calcext:value-type="currency">
            <text:p>56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20.1" calcext:value-type="currency">
            <text:p>20,1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office:forms form:automatic-focus="false" form:apply-design-mode="false"/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at644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at644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at644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office:forms form:automatic-focus="false" form:apply-design-mode="false"/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Refs.$A$4])" office:value-type="string" office:string-value="MOSI" calcext:value-type="string">
            <text:p>MOSI</text:p>
          </table:table-cell>
          <table:table-cell table:style-name="ce192"/>
          <table:table-cell table:style-name="ce199" table:formula="of:=HYPERLINK(&quot;#Refs.$A$4&quot;;[Refs.$A$4])" office:value-type="string" office:string-value="MOSI" calcext:value-type="string">
            <text:p>MOSI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Refs.$A$4])" office:value-type="string" office:string-value="MOSI" calcext:value-type="string">
            <text:p>MOSI</text:p>
          </table:table-cell>
          <table:table-cell table:style-name="ce228" table:formula="of:=HYPERLINK(&quot;#Refs.$A$4&quot;;[Refs.$A$4])" office:value-type="string" office:string-value="MOSI" calcext:value-type="string">
            <text:p>MOSI</text:p>
          </table:table-cell>
          <table:table-cell table:style-name="ce233"/>
          <table:table-cell table:style-name="ce252" table:formula="of:=HYPERLINK(&quot;#Refs.$A$4&quot;;[Refs.$A$4])" office:value-type="string" office:string-value="MOSI" calcext:value-type="string">
            <text:p>MOSI</text:p>
          </table:table-cell>
          <table:table-cell table:style-name="ce256" table:formula="of:=HYPERLINK(&quot;#Refs.$A$4&quot;;[Refs.$A$4])" office:value-type="string" office:string-value="MOSI" calcext:value-type="string">
            <text:p>MOSI</text:p>
          </table:table-cell>
          <table:table-cell table:style-name="ce263" table:formula="of:=HYPERLINK(&quot;#Refs.$A$4&quot;;[Refs.$A$4])" office:value-type="string" office:string-value="MOSI" calcext:value-type="string">
            <text:p>MOSI</text:p>
          </table:table-cell>
          <table:table-cell table:style-name="ce206"/>
          <table:table-cell table:style-name="ce271" table:formula="of:=HYPERLINK(&quot;#Refs.$A$4&quot;;[Refs.$A$4])" office:value-type="string" office:string-value="MOSI" calcext:value-type="string">
            <text:p>MOSI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Refs.$A$5])" office:value-type="string" office:string-value="MISO" calcext:value-type="string">
            <text:p>MISO</text:p>
          </table:table-cell>
          <table:table-cell table:style-name="ce193"/>
          <table:table-cell table:style-name="ce200" table:formula="of:=HYPERLINK(&quot;#Refs.$A$5&quot;;[Refs.$A$5])" office:value-type="string" office:string-value="MISO" calcext:value-type="string">
            <text:p>MISO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Refs.$A$5])" office:value-type="string" office:string-value="MISO" calcext:value-type="string">
            <text:p>MISO</text:p>
          </table:table-cell>
          <table:table-cell table:style-name="ce229" table:formula="of:=HYPERLINK(&quot;#Refs.$A$5&quot;;[Refs.$A$5])" office:value-type="string" office:string-value="MISO" calcext:value-type="string">
            <text:p>MISO</text:p>
          </table:table-cell>
          <table:table-cell table:style-name="ce236"/>
          <table:table-cell table:style-name="ce253" table:formula="of:=HYPERLINK(&quot;#Refs.$A$5&quot;;[Refs.$A$5])" office:value-type="string" office:string-value="MISO" calcext:value-type="string">
            <text:p>MISO</text:p>
          </table:table-cell>
          <table:table-cell table:style-name="ce257" table:formula="of:=HYPERLINK(&quot;#Refs.$A$5&quot;;[Refs.$A$5])" office:value-type="string" office:string-value="MISO" calcext:value-type="string">
            <text:p>MISO</text:p>
          </table:table-cell>
          <table:table-cell table:style-name="ce264" table:formula="of:=HYPERLINK(&quot;#Refs.$A$5&quot;;[Refs.$A$5])" office:value-type="string" office:string-value="MISO" calcext:value-type="string">
            <text:p>MISO</text:p>
          </table:table-cell>
          <table:table-cell table:style-name="ce266"/>
          <table:table-cell table:style-name="ce272" table:formula="of:=HYPERLINK(&quot;#Refs.$A$5&quot;;[Refs.$A$5])" office:value-type="string" office:string-value="MISO" calcext:value-type="string">
            <text:p>MISO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1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Refs.$A$6])" office:value-type="string" office:string-value="SCK" calcext:value-type="string">
            <text:p>SCK</text:p>
          </table:table-cell>
          <table:table-cell table:style-name="ce230" table:formula="of:=HYPERLINK(&quot;#Refs.$A$6&quot;;[Refs.$A$6])" office:value-type="string" office:string-value="SCK" calcext:value-type="string">
            <text:p>SCK</text:p>
          </table:table-cell>
          <table:table-cell table:style-name="ce233"/>
          <table:table-cell table:style-name="ce254" table:formula="of:=HYPERLINK(&quot;#Refs.$A$6&quot;;[Refs.$A$6])" office:value-type="string" office:string-value="SCK" calcext:value-type="string">
            <text:p>SCK</text:p>
          </table:table-cell>
          <table:table-cell table:style-name="ce258" table:formula="of:=HYPERLINK(&quot;#Refs.$A$6&quot;;[Refs.$A$6])" office:value-type="string" office:string-value="SCK" calcext:value-type="string">
            <text:p>SCK</text:p>
          </table:table-cell>
          <table:table-cell table:style-name="ce265" table:formula="of:=HYPERLINK(&quot;#Refs.$A$6&quot;;[Refs.$A$6])" office:value-type="string" office:string-value="SCK" calcext:value-type="string">
            <text:p>SCK</text:p>
          </table:table-cell>
          <table:table-cell table:style-name="ce267"/>
          <table:table-cell table:style-name="ce273" table:formula="of:=HYPERLINK(&quot;#Refs.$A$6&quot;;[Refs.$A$6])" office:value-type="string" office:string-value="SCK" calcext:value-type="string">
            <text:p>SCK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Refs.$A$7])" office:value-type="string" office:string-value="TX" calcext:value-type="string">
            <text:p>T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Refs.$A$8])" office:value-type="string" office:string-value="RX" calcext:value-type="string">
            <text:p>R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Refs.$A$9])" office:value-type="string" office:string-value="DREQ" calcext:value-type="string">
            <text:p>DREQ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office:forms form:automatic-focus="false" form:apply-design-mode="false"/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at644.C72]" office:value-type="string" office:string-value="INTA" calcext:value-type="string">
            <text:p>INTA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Sheet8" table:style-name="ta1">
        <office:forms form:automatic-focus="false" form:apply-design-mode="false"/>
        <table:table-column table:style-name="co43" table:default-cell-style-name="ce4"/>
        <table:table-column table:style-name="co1" table:default-cell-style-name="Default"/>
        <table:table-column table:style-name="co44" table:default-cell-style-name="Default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2"/>
        </table:table-row>
        <table:table-row table:style-name="ro7" table:number-rows-repeated="2">
          <table:table-cell table:number-columns-repeated="3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4"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4"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</table:table-row>
        <table:table-row table:style-name="ro7">
          <table:table-cell office:value-type="string" calcext:value-type="string">
            <text:p>version 150ma</text:p>
          </table:table-cell>
          <table:table-cell table:style-name="ce4"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4"/>
          <table:table-cell table:style-name="ce32" office:value-type="string" calcext:value-type="string">
            <text:p>TPIC6595DW</text:p>
          </table:table-cell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4"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</table:table-row>
        <table:table-row table:style-name="ro7">
          <table:table-cell office:value-type="string" calcext:value-type="string">
            <text:p>atmega</text:p>
          </table:table-cell>
          <table:table-cell table:style-name="ce4"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32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32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32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</table:table-row>
        <table:table-row table:style-name="ro7">
          <table:table-cell table:number-columns-repeated="2"/>
          <table:table-cell table:style-name="ce32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</table:table-row>
        <table:table-row table:style-name="ro7" table:number-rows-repeated="1048562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8:19:47.3140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11-17T10:44:08.756255000</dc:date>
    <meta:editing-duration>P2DT22H37M32S</meta:editing-duration>
    <meta:editing-cycles>72</meta:editing-cycles>
    <meta:generator>LibreOffice/4.2.6.3$MacOSX_x86 LibreOffice_project/3fd416d4c6db7d3204c17ce57a1d70f6e531ee21</meta:generator>
    <meta:document-statistic meta:table-count="8" meta:cell-count="1544" meta:object-count="0"/>
  </office:meta>
</office:document-meta>
</file>